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e62af" officeooo:paragraph-rsid="001e62af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14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159cm"/>
        </style:tab-stops>
      </style:paragraph-properties>
      <style:text-properties fo:font-size="14pt" officeooo:rsid="001ea919" officeooo:paragraph-rsid="001ea91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4cm" fo:margin-right="0cm" fo:line-height="150%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14pt" officeooo:rsid="001ea919" officeooo:paragraph-rsid="001ea91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e45eb" officeooo:paragraph-rsid="002e45eb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025a1" officeooo:paragraph-rsid="002025a1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.159cm"/>
        </style:tab-stops>
      </style:paragraph-properties>
      <style:text-properties fo:font-size="14pt" fo:font-weight="bold" officeooo:rsid="001ea919" officeooo:paragraph-rsid="001ea919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3ec9e9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.159cm"/>
        </style:tab-stops>
      </style:paragraph-properties>
      <style:text-properties fo:font-size="14pt" officeooo:rsid="002025a1" officeooo:paragraph-rsid="002025a1" style:font-size-asian="14pt" style:font-size-complex="14pt"/>
    </style:style>
    <style:style style:name="P9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font-size="8pt" style:font-size-asian="8pt" style:font-size-complex="8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 style:writing-mode="lr-tb"/>
    </style:style>
    <style:style style:name="T1" style:family="text">
      <style:text-properties officeooo:rsid="002f9572"/>
    </style:style>
    <style:style style:name="T2" style:family="text">
      <style:text-properties officeooo:rsid="0036d323"/>
    </style:style>
    <style:style style:name="T3" style:family="text">
      <style:text-properties officeooo:rsid="0037e29f"/>
    </style:style>
    <style:style style:name="T4" style:family="text">
      <style:text-properties officeooo:rsid="0039b6dc"/>
    </style:style>
    <style:style style:name="T5" style:family="text">
      <style:text-properties officeooo:rsid="003b128a"/>
    </style:style>
    <style:style style:name="T6" style:family="text">
      <style:text-properties fo:font-weight="bold" style:font-name-asian="Calibri" style:font-weight-asian="bold" style:font-weight-complex="bold"/>
    </style:style>
    <style:style style:name="T7" style:family="text">
      <style:text-properties fo:font-weight="bold" officeooo:rsid="00222605" style:font-name-asian="Calibri" style:font-weight-asian="bold" style:font-weight-complex="bold"/>
    </style:style>
    <style:style style:name="T8" style:family="text">
      <style:text-properties style:font-name-asian="Calibri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draw:marker-start-width="0.427cm" draw:marker-end="Стили_20_стрелок_20_1" draw:marker-end-width="0.427cm" draw:fill-color="#ffffff" draw:textarea-horizontal-align="justify" draw:textarea-vertical-align="middle" draw:auto-grow-height="false" fo:min-height="0.776cm" fo:min-width="4.216cm" fo:padding-top="0.025cm" fo:padding-bottom="0.025cm" fo:padding-left="0.025cm" fo:padding-right="0.025cm" style:run-through="foreground"/>
      <style:paragraph-properties style:writing-mode="lr-tb"/>
    </style:style>
    <style:style style:name="gr4" style:family="graphic">
      <style:graphic-properties svg:stroke-width="0.049cm" draw:marker-start-width="0.427cm" draw:marker-end="Стили_20_стрелок_20_1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marker-end="Стили_20_стрелок_20_1" draw:fill="none" draw:fill-color="#ffffff" fo:min-height="1.307cm" style:run-through="foreground"/>
      <style:paragraph-properties style:writing-mode="lr-tb"/>
    </style:style>
    <style:style style:name="gr6" style:family="graphic">
      <style:graphic-properties draw:stroke="none" svg:stroke-color="#000000" draw:marker-end="Стили_20_стрелок_20_1" draw:fill="none" draw:fill-color="#ffffff" fo:min-height="0.981cm" style:run-through="foreground"/>
      <style:paragraph-properties style:writing-mode="lr-tb"/>
    </style:style>
    <style:style style:name="gr7" style:family="graphic">
      <style:graphic-properties svg:stroke-width="0.049cm" draw:marker-start-width="0.427cm" draw:marker-end="Стили_20_стрелок_20_1" draw:marker-end-width="0.427cm" draw:fill-color="#ffffff" draw:textarea-horizontal-align="justify" draw:textarea-vertical-align="middle" draw:auto-grow-height="false" fo:min-height="1.307cm" fo:min-width="4.216cm" fo:padding-top="0.025cm" fo:padding-bottom="0.025cm" fo:padding-left="0.025cm" fo:padding-right="0.025cm" style:run-through="foreground"/>
      <style:paragraph-properties style:writing-mode="lr-tb"/>
    </style:style>
    <style:style style:name="gr8" style:family="graphic">
      <style:graphic-properties draw:stroke="none" draw:fill-color="#000000" draw:textarea-horizontal-align="justify" draw:textarea-vertical-align="middle" draw:auto-grow-height="false" fo:min-height="0.619cm" fo:min-width="0.619cm" style:run-through="foreground"/>
    </style:style>
    <style:style style:name="gr9" style:family="graphic">
      <style:graphic-properties draw:stroke="none" svg:stroke-color="#000000" draw:marker-end="Стили_20_стрелок_20_1" draw:fill="none" draw:fill-color="#ffffff" fo:min-height="1.15cm" style:run-through="foreground"/>
      <style:paragraph-properties style:writing-mode="lr-tb"/>
    </style:style>
    <style:style style:name="gr10" style:family="graphic">
      <style:graphic-properties draw:stroke="none" svg:stroke-color="#000000" draw:marker-end="Стили_20_стрелок_20_1" draw:fill="none" draw:fill-color="#ffffff" fo:min-height="0.758cm" style:run-through="foreground"/>
      <style:paragraph-properties style:writing-mode="lr-tb"/>
    </style:style>
    <style:style style:name="gr11" style:family="graphic">
      <style:graphic-properties draw:stroke="none" svg:stroke-color="#000000" draw:marker-end="Стили_20_стрелок_20_1" draw:fill="none" draw:fill-color="#ffffff" fo:min-height="1.401cm" style:run-through="foreground"/>
      <style:paragraph-properties style:writing-mode="lr-tb"/>
    </style:style>
    <style:style style:name="gr12" style:family="graphic">
      <style:graphic-properties draw:stroke="none" svg:stroke-color="#000000" draw:marker-end="Стили_20_стрелок_20_1" draw:fill="none" draw:fill-color="#ffffff" fo:min-height="1.737cm" style:run-through="foreground"/>
      <style:paragraph-properties style:writing-mode="lr-tb"/>
    </style:style>
    <style:style style:name="gr13" style:family="graphic">
      <style:graphic-properties draw:stroke="none" svg:stroke-color="#000000" draw:marker-end="Стили_20_стрелок_20_1" draw:fill="none" draw:fill-color="#ffffff" fo:min-height="0.833cm" style:run-through="foreground"/>
      <style:paragraph-properties style:writing-mode="lr-tb"/>
    </style:style>
    <style:style style:name="gr14" style:family="graphic">
      <style:graphic-properties svg:stroke-width="0.049cm" svg:stroke-color="#000000" draw:marker-start-width="0.427cm" draw:marker-end="Стили_20_стрелок_20_1" draw:marker-end-width="0.427cm" draw:fill-color="#ffffff" draw:textarea-horizontal-align="justify" draw:textarea-vertical-align="middle" draw:auto-grow-height="false" fo:min-height="0.542cm" fo:min-width="0.561cm" fo:padding-top="0.025cm" fo:padding-bottom="0.025cm" fo:padding-left="0.025cm" fo:padding-right="0.025cm" style:run-through="foreground"/>
    </style:style>
    <style:style style:name="gr15" style:family="graphic">
      <style:graphic-properties draw:stroke="none" draw:stroke-dash="Dot" svg:stroke-color="#000000" draw:marker-start="" draw:marker-end="Стили_20_стрелок_20_1" draw:fill-color="#000000" draw:textarea-horizontal-align="justify" draw:textarea-vertical-align="middle" draw:auto-grow-height="false" fo:min-height="0.519cm" fo:min-width="0.519cm" style:run-through="foreground"/>
      <style:paragraph-properties style:writing-mode="lr-tb"/>
    </style:style>
    <style:style style:name="gr16" style:family="graphic">
      <style:graphic-properties draw:stroke="none" svg:stroke-color="#000000" draw:marker-end="Стили_20_стрелок_20_1" draw:fill="none" draw:fill-color="#ffffff" fo:min-height="0.794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1</text:p>
      <text:p text:style-name="P1">«Разработка диаграммы переходов состояний»</text:p>
      <text:p text:style-name="P2">Выполнил:</text:p>
      <text:p text:style-name="P3">Стенин Михаил</text:p>
      <text:p text:style-name="P3">Группа 22-29</text:p>
      <text:p text:style-name="P3"/>
      <text:p text:style-name="P7"><text:span text:style-name="T7">Темя курсовой работы</text:span><text:span text:style-name="T6">:</text:span><text:span text:style-name="T8"> Автоматизация деятельности анимационной студии</text:span></text:p>
      <text:p text:style-name="P6">Краткое описание объекта автоматизации:</text:p>
      <text:p text:style-name="P5">Анимационная студия <text:s/>с направлением в 3D-Визуализацию, занимающаяся как проектами на заказ, так и собственными коммерческими проектами «по шаблону», то есть используя множество материалов несобственного производства. <text:span text:style-name="T3">При поступлении заказа или создании своей идеи, формируется сценарий </text:span><text:span text:style-name="T5">со звуковой дорожкой</text:span><text:span text:style-name="T3"> и </text:span><text:span text:style-name="T4">таймлайн</text:span><text:span text:style-name="T3">, после чего аниматоры закрепляются за своими кадрами(анимационными отрезками).</text:span></text:p>
      <text:p text:style-name="P5"/>
      <text:p text:style-name="P5"><draw:g text:anchor-type="paragraph" draw:z-index="0" draw:name="DrawObject1" draw:style-name="gr1"><draw:g draw:name="DrawObject2" draw:style-name="gr2"><draw:g draw:name="DrawObject3" draw:style-name="gr2"><draw:custom-shape draw:name="Фигура4_0" draw:style-name="gr3" draw:text-style-name="P10" svg:width="4.266cm" svg:height="0.826cm" svg:x="5.034cm" svg:y="5.799cm"><text:p text:style-name="P9"><text:span text:style-name="T9">Ожидание</text:span></text:p><draw:enhanced-geometry svg:viewBox="0 0 21600 21600" draw:type="rectangle" draw:enhanced-path="M 0 0 L 21600 0 21600 21600 0 21600 0 0 Z N"/></draw:custom-shape><draw:path draw:name="Фигура5_0" draw:style-name="gr4" draw:text-style-name="P11" svg:width="2.217cm" svg:height="1.456cm" draw:transform="skewX (0.280998009571087) rotate (-1.68005393796974) translate (7.78051597071287cm 6.62516752303278cm)" svg:viewBox="0 0 2218 1457" svg:d="M0 0c4580-2 646 1457 646 1457"><text:p/></draw:path><draw:frame draw:name="Фигура9_0" draw:style-name="gr5" draw:text-style-name="P12" svg:width="2.585cm" svg:height="1.308cm" svg:x="3.914cm" svg:y="7.087cm"><draw:text-box><text:p><text:span text:style-name="T10">Аниматор назначен</text:span></text:p><text:p><text:span text:style-name="T10">[Некоторые аниматоры </text:span><text:span text:style-name="T10">не назначены]</text:span></text:p></draw:text-box></draw:frame><draw:line draw:name="Фигура11" draw:style-name="gr4" draw:text-style-name="P11" svg:x1="9.299cm" svg:y1="6.588cm" svg:x2="12.386cm" svg:y2="4.928cm"><text:p/></draw:line><draw:frame draw:name="Фигура9_1" draw:style-name="gr6" draw:text-style-name="P12" svg:width="3.19cm" svg:height="0.981cm" svg:x="10.232cm" svg:y="6.138cm"><draw:text-box><text:p><text:span text:style-name="T10">Аниматор назначен</text:span></text:p><text:p><text:span text:style-name="T10">[Все аниматоры </text:span><text:span text:style-name="T10">назначены]</text:span></text:p></draw:text-box></draw:frame></draw:g><draw:g draw:name="DrawObject2" draw:style-name="gr2"><draw:g draw:name="DrawObject2" draw:style-name="gr2"><draw:custom-shape draw:name="Фигура4" draw:style-name="gr7" draw:text-style-name="P10" svg:width="4.266cm" svg:height="1.357cm" svg:x="5.041cm" svg:y="2.023cm"><text:p text:style-name="P9"><text:span text:style-name="T9">Проверка строки </text:span><text:span text:style-name="T9">материалов</text:span></text:p><text:p text:style-name="P9"><text:span text:style-name="T11">выполнить/</text:span><text:span text:style-name="T11">проверить строку</text:span></text:p><draw:enhanced-geometry svg:viewBox="0 0 21600 21600" draw:type="rectangle" draw:enhanced-path="M 0 0 L 21600 0 21600 21600 0 21600 0 0 Z N"/></draw:custom-shape><draw:path draw:name="Фигура5" draw:style-name="gr4" draw:text-style-name="P11" svg:width="2.216cm" svg:height="1.456cm" draw:transform="skewX (0.280648943720688) rotate (1.46188778147045) translate (6.47699989823391cm 2.02318051377674cm)" svg:viewBox="0 0 2217 1457" svg:d="M0 0c4580 0 645 1457 645 1457"><text:p/></draw:path><draw:g draw:name="DrawObject2" draw:style-name="gr2"><draw:custom-shape draw:name="Фигура1" draw:style-name="gr8" draw:text-style-name="P13" svg:width="0.874cm" svg:height="0.874cm" svg:x="0.785cm" svg:y="2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игура2" draw:style-name="gr4" draw:text-style-name="P11" svg:x1="1.485cm" svg:y1="2.766cm" svg:x2="5.041cm" svg:y2="2.766cm"><text:p/></draw:line><draw:frame draw:name="Фигура3" draw:style-name="gr9" draw:text-style-name="P14" svg:width="3.825cm" svg:height="1.151cm" svg:x="0.887cm" svg:y="3.039cm"><draw:text-box><text:p text:style-name="P11"><text:span text:style-name="T9">Начало</text:span></text:p><text:p text:style-name="P11"><text:span text:style-name="T11">Поступил запрос о </text:span><text:span text:style-name="T11">назначении аниматоров</text:span></text:p></draw:text-box></draw:frame><draw:frame draw:name="Фигура6" draw:style-name="gr10" draw:text-style-name="P16" svg:width="2.333cm" svg:height="0.759cm" svg:x="1.914cm" svg:y="1.843cm"><draw:text-box><text:p text:style-name="P15"><text:span text:style-name="T10">/получить первую </text:span><text:span text:style-name="T10">строку</text:span></text:p></draw:text-box></draw:frame></draw:g><draw:frame draw:name="Фигура7" draw:style-name="gr11" draw:text-style-name="P18" svg:width="2.804cm" svg:height="1.401cm" svg:x="7.95cm" svg:y="0.049cm"><draw:text-box><text:p text:style-name="P17"><text:span text:style-name="T10">[Не все строки </text:span><text:span text:style-name="T10">проверены] </text:span></text:p><text:p text:style-name="P17"><text:span text:style-name="T10">/получить следующую </text:span><text:span text:style-name="T10">строку</text:span></text:p></draw:text-box></draw:frame></draw:g><draw:line draw:name="Фигура8" draw:style-name="gr4" draw:text-style-name="P11" svg:x1="7.188cm" svg:y1="3.378cm" svg:x2="7.188cm" svg:y2="5.798cm"><text:p/></draw:line><draw:frame draw:name="Фигура9" draw:style-name="gr12" draw:text-style-name="P12" svg:width="1.853cm" svg:height="1.738cm" svg:x="5.071cm" svg:y="3.674cm"><draw:text-box><text:p><text:span text:style-name="T10">[все строки проверены, </text:span><text:span text:style-name="T10">некоторые аниматоры </text:span><text:span text:style-name="T10">не назначены]</text:span></text:p></draw:text-box></draw:frame><draw:line draw:name="Фигура10" draw:style-name="gr4" draw:text-style-name="P11" svg:x1="9.306cm" svg:y1="2.884cm" svg:x2="12.373cm" svg:y2="4.218cm"><text:p/></draw:line><draw:frame draw:name="Фигура9_2" draw:style-name="gr13" draw:text-style-name="P12" svg:width="3.137cm" svg:height="0.833cm" svg:x="10.065cm" svg:y="2.52cm"><draw:text-box><text:p><text:span text:style-name="T10">[все строки проверены, </text:span><text:span text:style-name="T10">все аниматоры </text:span><text:span text:style-name="T10">назначены</text:span></text:p></draw:text-box></draw:frame></draw:g></draw:g><draw:g draw:name="DrawObject1" draw:style-name="gr2"><draw:custom-shape draw:name="Фигура4_1" draw:style-name="gr7" draw:text-style-name="P10" svg:width="4.266cm" svg:height="1.357cm" svg:x="12.386cm" svg:y="3.882cm"><text:p text:style-name="P9"><text:span text:style-name="T9">Распределение кадров</text:span></text:p><text:p text:style-name="P9"><text:span text:style-name="T11">/Выполнить </text:span><text:span text:style-name="T11">распределение</text:span></text:p><draw:enhanced-geometry svg:viewBox="0 0 21600 21600" draw:type="rectangle" draw:enhanced-path="M 0 0 L 21600 0 21600 21600 0 21600 0 0 Z N"/></draw:custom-shape><draw:line draw:name="Фигура12" draw:style-name="gr4" draw:text-style-name="P11" svg:x1="14.568cm" svg:y1="5.238cm" svg:x2="14.568cm" svg:y2="7.215cm"><text:p/></draw:line><draw:g draw:name="DrawObject1" draw:style-name="gr2"><draw:custom-shape draw:name="Фигура14" draw:style-name="gr14" draw:text-style-name="P19" svg:width="0.862cm" svg:height="0.835cm" svg:x="14.139cm" svg:y="7.3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13" draw:style-name="gr15" draw:text-style-name="P20" svg:width="0.735cm" svg:height="0.735cm" svg:x="14.201cm" svg:y="7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name="Фигура3_0" draw:style-name="gr16" draw:text-style-name="P14" svg:width="3.825cm" svg:height="0.795cm" svg:x="12.698cm" svg:y="8.281cm"><draw:text-box><text:p text:style-name="P11"><text:span text:style-name="T9">Конец</text:span></text:p><text:p text:style-name="P11"><text:span text:style-name="T11">Аниматоры назначены</text:span></text:p></draw:text-box></draw:frame><draw:frame draw:name="Фигура9_3" draw:style-name="gr6" draw:text-style-name="P12" svg:width="2.625cm" svg:height="0.981cm" svg:x="14.709cm" svg:y="5.589cm"><draw:text-box><text:p><text:span text:style-name="T10">Аниматорам присвоены </text:span><text:span text:style-name="T10">свои кадры</text:span></text:p></draw:text-box></draw:frame></draw:g></draw:g></text:p>
      <text:p text:style-name="P4">Рисунок 1 - Диаграмма переходов <text:span text:style-name="T1">состояний </text:span>объекта «<text:span text:style-name="T2">Аниматоры</text:span>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0 20 13" svg:d="M0 13l10-13 10 13z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8T14:55:51.215442008</dc:date>
    <meta:editing-cycles>33</meta:editing-cycles>
    <meta:editing-duration>PT1H35M14S</meta:editing-duration>
    <meta:document-statistic meta:table-count="0" meta:image-count="0" meta:object-count="0" meta:page-count="1" meta:paragraph-count="9" meta:word-count="78" meta:character-count="662" meta:non-whitespace-character-count="592"/>
    <meta:user-defined meta:name="Поле 1"/>
    <meta:user-defined meta:name="Поле 2"/>
    <meta:user-defined meta:name="Поле 3"/>
    <meta:user-defined meta:name="Поле 4"/>
  </office:meta>
</office:document-meta>
</file>